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86pt"/>
    </style:style>
    <style:style style:name="co2" style:family="table-column">
      <style:table-column-properties fo:break-before="auto" style:column-width="226.29pt"/>
    </style:style>
    <style:style style:name="co3" style:family="table-column">
      <style:table-column-properties fo:break-before="auto" style:column-width="165.46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63.84pt"/>
    </style:style>
    <style:style style:name="co7" style:family="table-column">
      <style:table-column-properties fo:break-before="auto" style:column-width="54.85pt"/>
    </style:style>
    <style:style style:name="ro1" style:family="table-row">
      <style:table-row-properties style:row-height="15.4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660099" style:font-name="Courier 10 Pitch" fo:font-size="12pt" style:font-name-asian="Courier 10 Pitch" style:font-size-asian="12pt" style:font-name-complex="Courier 10 Pitch" style:font-size-complex="12pt"/>
    </style:style>
    <style:style style:name="ce4" style:family="table-cell" style:parent-style-name="Default" style:data-style-name="N0"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fff66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8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 style:data-style-name="N0">
      <style:table-cell-properties fo:background-color="transparent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800000"/>
    </style:style>
    <style:style style:name="ce11" style:family="table-cell" style:parent-style-name="Default" style:data-style-name="N10099"/>
    <style:style style:name="ce12" style:family="table-cell" style:parent-style-name="Default">
      <style:table-cell-properties fo:background-color="#66ffff"/>
    </style:style>
    <style:style style:name="ce13" style:family="table-cell" style:parent-style-name="Default" style:data-style-name="N0">
      <style:table-cell-properties fo:background-color="#ffff66"/>
    </style:style>
    <style:style style:name="ce14" style:family="table-cell" style:parent-style-name="Default" style:data-style-name="N0">
      <style:table-cell-properties fo:background-color="#ffff66"/>
      <style:text-properties fo:color="#800000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4" office:value-type="string" calcext:value-type="string">
            <text:p>best_previous_i.e. v5</text:p>
          </table:table-cell>
          <table:table-cell/>
          <table:table-cell table:style-name="ce15" office:value-type="string" calcext:value-type="string">
            <text:p>focus on words first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Keras init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reverse_augment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folder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space</text:p>
          </table:table-cell>
          <table:table-cell table:style-name="ce7" office:value-type="string" calcext:value-type="string">
            <text:p>words</text:p>
          </table:table-cell>
          <table:table-cell table:style-name="ce7" office:value-type="string" calcext:value-type="string">
            <text:p>chars</text:p>
          </table:table-cell>
          <table:table-cell table:number-columns-repeated="2" table:style-name="ce7" office:value-type="string" calcext:value-type="string">
            <text:p>wor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is_freeze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hidden_size</text:p>
          </table:table-cell>
          <table:table-cell table:number-columns-repeated="4" table:style-name="ce9" office:value-type="float" office:value="300" calcext:value-type="float">
            <text:p>30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num_laye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lstm_dropput_p</text:p>
          </table:table-cell>
          <table:table-cell table:style-name="ce6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2" table:style-name="ce13" office:value-type="float" office:value="0.4" calcext:value-type="float">
            <text:p>0.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lstm_input_dropout</text:p>
          </table:table-cell>
          <table:table-cell table:style-name="ce10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5" calcext:value-type="float">
            <text:p>0.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bidirectional</text:p>
          </table:table-cell>
          <table:table-cell table:number-columns-repeated="4" table:style-name="ce11" office:value-type="boolean" office:boolean-value="true" calcext:value-type="boolean">
            <text:p>TR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linear_hidden_size</text:p>
          </table:table-cell>
          <table:table-cell table:number-columns-repeated="4" table:style-name="ce6" office:value-type="float" office:value="600" calcext:value-type="float">
            <text:p>60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linear_hid_drop_p</text:p>
          </table:table-cell>
          <table:table-cell table:number-columns-repeated="4" table:style-name="ce6" office:value-type="float" office:value="0.2" calcext:value-type="float">
            <text:p>0.2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lr</text:p>
          </table:table-cell>
          <table:table-cell table:number-columns-repeated="4" table:style-name="ce6" office:value-type="float" office:value="0.001" calcext:value-type="float">
            <text:p>0.00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gamma</text:p>
          </table:table-cell>
          <table:table-cell table:number-columns-repeated="4" table:style-name="ce6" office:value-type="float" office:value="0.99" calcext:value-type="float">
            <text:p>0.99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epochs</text:p>
          </table:table-cell>
          <table:table-cell table:number-columns-repeated="4" table:style-name="ce6" office:value-type="float" office:value="150" calcext:value-type="float">
            <text:p>15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batch_size</text:p>
          </table:table-cell>
          <table:table-cell table:number-columns-repeated="4" table:style-name="ce6" office:value-type="float" office:value="256" calcext:value-type="float">
            <text:p>256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early_stop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train_loss_CV0</text:p>
          </table:table-cell>
          <table:table-cell table:style-name="Default" office:value-type="float" office:value="0.1262" calcext:value-type="float">
            <text:p>0.1262</text:p>
          </table:table-cell>
          <table:table-cell table:style-name="Default" office:value-type="float" office:value="0.1396" calcext:value-type="float">
            <text:p>0.1396</text:p>
          </table:table-cell>
          <table:table-cell table:style-name="Default"/>
          <table:table-cell table:style-name="Default" office:value-type="float" office:value="0.1117" calcext:value-type="float">
            <text:p>0.1117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valid_loss_CV0</text:p>
          </table:table-cell>
          <table:table-cell table:style-name="ce12" office:value-type="float" office:value="0.19505" calcext:value-type="float">
            <text:p>0.19505</text:p>
          </table:table-cell>
          <table:table-cell table:style-name="Default" office:value-type="float" office:value="0.211382" calcext:value-type="float">
            <text:p>0.211382</text:p>
          </table:table-cell>
          <table:table-cell table:style-name="Default" office:value-type="float" office:value="0.1986" calcext:value-type="float">
            <text:p>0.1986</text:p>
          </table:table-cell>
          <table:table-cell table:style-name="ce16" office:value-type="float" office:value="0.1945" calcext:value-type="float">
            <text:p>0.1945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train_loss_CV1</text:p>
          </table:table-cell>
          <table:table-cell table:style-name="Default" office:value-type="float" office:value="0.1191" calcext:value-type="float">
            <text:p>0.1191</text:p>
          </table:table-cell>
          <table:table-cell table:style-name="Default" table:number-columns-repeated="2"/>
          <table:table-cell table:style-name="Default" office:value-type="float" office:value="0.0992" calcext:value-type="float">
            <text:p>0.0992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valid_loss_CV1</text:p>
          </table:table-cell>
          <table:table-cell table:style-name="ce12" office:value-type="float" office:value="0.196011" calcext:value-type="float">
            <text:p>0.196011</text:p>
          </table:table-cell>
          <table:table-cell table:style-name="Default" table:number-columns-repeated="2"/>
          <table:table-cell table:style-name="ce16" office:value-type="float" office:value="0.1949" calcext:value-type="float">
            <text:p>0.1949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train_loss_CV2</text:p>
          </table:table-cell>
          <table:table-cell table:style-name="Default" office:value-type="float" office:value="0.1237" calcext:value-type="float">
            <text:p>0.1237</text:p>
          </table:table-cell>
          <table:table-cell table:style-name="Default" table:number-columns-repeated="2"/>
          <table:table-cell table:style-name="Default" office:value-type="float" office:value="0.0986" calcext:value-type="float">
            <text:p>0.0986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valid_loss_CV2</text:p>
          </table:table-cell>
          <table:table-cell table:style-name="ce12" office:value-type="float" office:value="0.195907" calcext:value-type="float">
            <text:p>0.195907</text:p>
          </table:table-cell>
          <table:table-cell table:style-name="Default" table:number-columns-repeated="2"/>
          <table:table-cell table:style-name="ce16" office:value-type="float" office:value="0.1925" calcext:value-type="float">
            <text:p>0.1925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train_loss_CV3</text:p>
          </table:table-cell>
          <table:table-cell table:style-name="Default" office:value-type="float" office:value="0.1147" calcext:value-type="float">
            <text:p>0.1147</text:p>
          </table:table-cell>
          <table:table-cell table:style-name="Default" table:number-columns-repeated="2"/>
          <table:table-cell table:style-name="Default" office:value-type="float" office:value="0.1069" calcext:value-type="float">
            <text:p>0.1069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valid_loss_CV3</text:p>
          </table:table-cell>
          <table:table-cell table:style-name="ce12" office:value-type="float" office:value="0.199284" calcext:value-type="float">
            <text:p>0.199284</text:p>
          </table:table-cell>
          <table:table-cell table:style-name="Default" table:number-columns-repeated="2"/>
          <table:table-cell table:style-name="ce16" office:value-type="float" office:value="0.1978" calcext:value-type="float">
            <text:p>0.1978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train_loss_CV4</text:p>
          </table:table-cell>
          <table:table-cell table:style-name="Default" office:value-type="float" office:value="0.1247" calcext:value-type="float">
            <text:p>0.1247</text:p>
          </table:table-cell>
          <table:table-cell table:style-name="Default" table:number-columns-repeated="2"/>
          <table:table-cell table:style-name="Default" office:value-type="float" office:value="0.0906" calcext:value-type="float">
            <text:p>0.0906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valid_loss_CV4</text:p>
          </table:table-cell>
          <table:table-cell table:style-name="ce12" office:value-type="float" office:value="0.200431" calcext:value-type="float">
            <text:p>0.200431</text:p>
          </table:table-cell>
          <table:table-cell table:style-name="Default" table:number-columns-repeated="2"/>
          <table:table-cell table:style-name="ce16" office:value-type="float" office:value="0.1955" calcext:value-type="float">
            <text:p>0.1955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online</text:p>
          </table:table-cell>
          <table:table-cell table:style-name="ce12" office:value-type="float" office:value="0.1892" calcext:value-type="float">
            <text:p>0.1892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ce16" office:value-type="float" office:value="0.1876" calcext:value-type="float">
            <text:p>0.1876</text:p>
          </table:table-cell>
          <table:table-cell table:style-name="Default"/>
          <table:table-cell table:number-columns-repeated="1018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9:12:28.964281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4T19:31:46Z</meta:creation-date>
    <dc:date>2018-06-28T19:17:59.546996877</dc:date>
    <meta:editing-cycles>26</meta:editing-cycles>
    <meta:editing-duration>PT15H4M7S</meta:editing-duration>
    <meta:document-statistic meta:table-count="1" meta:cell-count="125" meta:object-count="0"/>
  </office:meta>
</office:document-meta>
</file>